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pitch="variable" style:font-charset="x-symbol"/>
    <style:font-face style:name="FreeSans1" svg:font-family="FreeSans"/>
    <style:font-face style:name="OpenSymbol" svg:font-family="OpenSymbol"/>
    <style:font-face style:name="Monospace" svg:font-family="Monospace"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3">
      <style:text-properties fo:font-weight="bold" style:font-weight-asian="bold" style:font-weight-complex="bold"/>
    </style:style>
    <style:style style:name="P5" style:family="paragraph" style:parent-style-name="Text_20_body">
      <style:text-properties fo:font-weight="normal" style:font-weight-asian="normal" style:font-weight-complex="normal"/>
    </style:style>
    <style:style style:name="P6" style:family="paragraph" style:parent-style-name="Text_20_body" style:list-style-name="L3">
      <style:text-properties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normal" fo:font-weight="normal" style:font-style-asian="normal" style:font-weight-asian="normal" style:font-style-complex="normal" style:font-weight-complex="normal"/>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3" text:outline-level="3">Contextual Substitutability “Car Park” Demo Application</text:h>
      <text:p text:style-name="Text_20_body">The app consists of several bundles. It evolves in 5 application revisions between which combinations of changes to bundles happen that lead to strict and/or contextual substitutability. Descriptions here are those not clear from bundle manifests.</text:p>
      <text:p text:style-name="Text_20_body">Abbreviations</text:p>
      <text:list xml:id="list1727388506" text:style-name="L1">
        <text:list-item>
          <text:p text:style-name="P1">svc = service</text:p>
        </text:list-item>
        <text:list-item>
          <text:p text:style-name="P1">pkg = package</text:p>
        </text:list-item>
      </text:list>
      <text:p text:style-name="Text_20_body"/>
      <text:h text:style-name="Heading_20_3" text:outline-level="3">Core and shared</text:h>
      <text:list xml:id="list2096234001" text:style-name="L2">
        <text:list-item>
          <text:p text:style-name="P2">Namespace prefix: <text:span text:style-name="T1">cz.zcu.kiv.osgi.demo.park ing</text:span> .</text:p>
        </text:list-item>
        <text:list-item>
          <text:p text:style-name="P2">Imported by all bundles is the API bundle, which defines the interfaces (exports “<text:span text:style-name="T3">api”</text:span> package, imports nothing).</text:p>
        </text:list-item>
      </text:list>
      <text:p text:style-name="Text_20_body"/>
      <text:h text:style-name="Heading_20_5" text:outline-level="5">Rev 1 – Baseline</text:h>
      <text:p text:style-name="Text_20_body">Dashboard uses GateStats on its “gate” port only through its CountingStats subset.</text:p>
      <text:list xml:id="list625311482" text:style-name="L3">
        <text:list-item>
          <text:p text:style-name="P4">API<text:span text:style-name="T2"> 1.0.0</text:span></text:p>
          <text:list>
            <text:list-item>
              <text:p text:style-name="P6">NOTES: <text:tab/>ICountingStatistics parent-of IGateStatistics, ILaneStatistics </text:p>
            </text:list-item>
          </text:list>
        </text:list-item>
        <text:list-item>
          <text:p text:style-name="P3"><text:span text:style-name="T1">Dashboard </text:span>1.0.0</text:p>
          <text:list>
            <text:list-item>
              <text:p text:style-name="P3">provides svc:<text:tab/>none</text:p>
            </text:list-item>
            <text:list-item>
              <text:p text:style-name="P3">uses svc: <text:tab/>ICountingStatistics for gate, ILaneStatistics </text:p>
            </text:list-item>
            <text:list-item>
              <text:p text:style-name="P3">NOTES: <text:tab/>Supertype interface intentionally used for gate statistics.</text:p>
            </text:list-item>
          </text:list>
        </text:list-item>
        <text:list-item>
          <text:p text:style-name="P4">Gate<text:span text:style-name="T2"> 1.0.0</text:span></text:p>
          <text:list>
            <text:list-item>
              <text:p text:style-name="P3">provides svc: <text:tab/>GateStatistics, LaneStatistics</text:p>
            </text:list-item>
            <text:list-item>
              <text:p text:style-name="P3">uses svc: <text:tab/>IVehicleFlow</text:p>
            </text:list-item>
            <text:list-item>
              <text:p text:style-name="P3">NOTES: <text:tab/>Provider of lane statistics (both pkg and svc) since there is no separate bundle for that.</text:p>
            </text:list-item>
          </text:list>
        </text:list-item>
        <text:list-item>
          <text:p text:style-name="P4">CarPark<text:span text:style-name="T2"> 1.0.0</text:span></text:p>
          <text:list>
            <text:list-item>
              <text:p text:style-name="P6">provides svc: VehicleFlow, ParkingStatus </text:p>
            </text:list-item>
          </text:list>
        </text:list-item>
      </text:list>
      <text:p text:style-name="P5"/>
      <text:h text:style-name="Heading_20_3" text:outline-level="3">Rev 2 – Gate observes CarPark status</text:h>
      <text:p text:style-name="Text_20_body"/>
      <text:h text:style-name="Heading_20_3" text:outline-level="3"><text:soft-page-break/>Rev 3 – TrafficLane added</text:h>
      <text:p text:style-name="Text_20_body">LaneStatistics evolved by adding a method (which however is not used by clients in app rev 3-5). TrafficLane component added to the system, provides LaneStatistics but the Dashboard is still connected to the Gate which still provides LaneStatistics as well. Gate consequently also runs the traffic simulation internally. Dashboard now uses full GateStatistics on its “gate” port.</text:p>
      <text:h text:style-name="Heading_20_3" text:outline-level="3">Rev 4 – TrafficLane Statistics used</text:h>
      <text:p text:style-name="Text_20_body">TrafficLane component's interface did not change, but its LaneStatistics are now used by Dashboard, because Gate stopped providing LaneStatistics. Internally the TrafficLane implementation changed to run the traffic simulation. CarPark now provides ParkingStatistics which however are not used by anybody.</text:p>
      <text:h text:style-name="Heading_20_3" text:outline-level="3">Rev 5 – RoadSign added</text:h>
      <text:p text:style-name="Text_20_body">RoadSign component added, driven by TrafficLane; shows a sign about car park's free capacity. CarPark still provides ParkingStatistics which got changed by removing a method but which are still not used by anybody.</text:p>
      <text:h text:style-name="Heading_20_3" text:outline-level="3">Rev 6 – TrafficLane Statistics modified</text:h>
      <text:p text:style-name="Text_20_body">LaneStatistics interface evolved by replacing a method with another on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pitch="variable" style:font-charset="x-symbol"/>
    <style:font-face style:name="FreeSans1" svg:font-family="FreeSans"/>
    <style:font-face style:name="OpenSymbol" svg:font-family="OpenSymbol"/>
    <style:font-face style:name="Monospace" svg:font-family="Monospace"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DejaVu Sans Mono" style:font-name-asian="Droid Sans Fallback1" style:font-name-complex="DejaVu Sans Mono"/>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Premek Brada</meta:initial-creator>
    <meta:creation-date>2012-01-27T14:34:08</meta:creation-date>
    <dc:date>2012-02-01T01:35:30</dc:date>
    <dc:creator>Premek Brada</dc:creator>
    <meta:editing-duration>P2DT16H25M41S</meta:editing-duration>
    <meta:editing-cycles>40</meta:editing-cycles>
    <meta:generator>LibreOffice/3.3$Unix LibreOffice_project/330m19$Build-401</meta:generator>
    <meta:document-statistic meta:table-count="0" meta:image-count="0" meta:object-count="0" meta:page-count="2" meta:paragraph-count="31" meta:word-count="333" meta:character-count="2226"/>
  </office:meta>
</office:document-meta>
</file>